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0da8" officeooo:paragraph-rsid="00000da8"/>
    </style:style>
    <style:style style:name="T1" style:family="text">
      <style:text-properties officeooo:rsid="00018398"/>
    </style:style>
    <style:style style:name="T2" style:family="text">
      <style:text-properties officeooo:rsid="000279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paper shows us how communication works behind the scenes on the ground during space missions which turns out to be quite interesting. <text:span text:style-name="T1">Voice loops are implemented sort of hierarchically. Problems are discussed in Support loops, if it is believed that an overlap may be in place with other systems, it is reported in a conference loop, or if the problem is believed to be important – it is reported to the flight director loop. The flight director then decides what to do and announces his decision on the flight director loop and if information needs to be given to the astronauts, through the air/ground loop. </text:span></text:p>
      <text:p text:style-name="P1"><text:tab/><text:span text:style-name="T1">Voice loops are an incredible example of efficiency as people can keep track of multiple voice loops simultaneously and only listen to the information that is relevant to them. Also, the workload for any person is specific, so for example a flight controller takes part in 4 loops at the same time but only keeps track of a his system or certain parts of other systems that might overlap with his system while the flight director takes part in only 2 loops but needs to know every system in the space shuttle and its specifics. </text:span></text:p>
      <text:p text:style-name="P1"><text:tab/><text:span text:style-name="T2">Through these voice loops used in space shuttle missions we have an example of how, through cooperations and proper workload spread, we can deal with stressful situations where actions need to be taken and every second counts. Examples can be seen nowadays in things as simple as chat applications where you can make different channels for different kinds of topic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8:12:08.240269594</meta:creation-date>
    <dc:date>2018-10-09T19:09:16.510233136</dc:date>
    <meta:editing-duration>PT6M37S</meta:editing-duration>
    <meta:editing-cycles>1</meta:editing-cycles>
    <meta:document-statistic meta:table-count="0" meta:image-count="0" meta:object-count="0" meta:page-count="1" meta:paragraph-count="3" meta:word-count="260" meta:character-count="1513" meta:non-whitespace-character-count="1249"/>
    <meta:generator>LibreOffice/5.1.6.2$Linux_X86_64 LibreOffice_project/10m0$Build-2</meta:generator>
  </office:meta>
</office:document-meta>
</file>